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952380952380952" calcext:value-type="float">
            <text:p>0.09523809523809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952380952380952" calcext:value-type="float">
            <text:p>0.095238095238095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476190476190476" calcext:value-type="float">
            <text:p>0.047619047619048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360pt" svg:height="360pt" svg:x="291.91pt" svg:y="4.05pt">
            <loext:p draw:notify-on-update-of-ranges="Sheet3.A2:Sheet3.A50 Sheet3.B2:Sheet3.B50 Sheet3.A63:Sheet3.A64 Sheet3.B63:Sheet3.B64 Sheet3.A52:Sheet3.A61 Sheet3.B52:Sheet3.B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  <table:table-cell/>
          <table:table-cell office:value-type="string" calcext:value-type="string">
            <text:p>Are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B2]+[.B3])/2 * ([.A2]-[.A3])" office:value-type="float" office:value="0.0344827586206896" calcext:value-type="float">
            <text:p>0.03448275862069</text:p>
          </table:table-cell>
        </table:table-row>
        <table:table-row table:style-name="ro1">
          <table:table-cell office:value-type="float" office:value="0.96551724137931" calcext:value-type="float">
            <text:p>0.9655172413793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]+[.B4])/2 * ([.A3]-[.A4])" office:value-type="float" office:value="0.0344827586206896" calcext:value-type="float">
            <text:p>0.03448275862069</text:p>
          </table:table-cell>
        </table:table-row>
        <table:table-row table:style-name="ro1">
          <table:table-cell office:value-type="float" office:value="0.931034482758621" calcext:value-type="float">
            <text:p>0.93103448275862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]+[.B5])/2 * ([.A4]-[.A5])" office:value-type="float" office:value="0.0344827586206897" calcext:value-type="float">
            <text:p>0.03448275862069</text:p>
          </table:table-cell>
        </table:table-row>
        <table:table-row table:style-name="ro1">
          <table:table-cell office:value-type="float" office:value="0.896551724137931" calcext:value-type="float">
            <text:p>0.89655172413793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]+[.B6])/2 * ([.A5]-[.A6])" office:value-type="float" office:value="0.0344827586206897" calcext:value-type="float">
            <text:p>0.03448275862069</text:p>
          </table:table-cell>
        </table:table-row>
        <table:table-row table:style-name="ro1">
          <table:table-cell office:value-type="float" office:value="0.862068965517241" calcext:value-type="float">
            <text:p>0.862068965517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6]+[.B7])/2 * ([.A6]-[.A7])" office:value-type="float" office:value="0.0689655172413792" calcext:value-type="float">
            <text:p>0.068965517241379</text:p>
          </table:table-cell>
        </table:table-row>
        <table:table-row table:style-name="ro1">
          <table:table-cell office:value-type="float" office:value="0.793103448275862" calcext:value-type="float">
            <text:p>0.79310344827586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]+[.B8])/2 * ([.A7]-[.A8])" office:value-type="float" office:value="0.0344827586206897" calcext:value-type="float">
            <text:p>0.03448275862069</text:p>
          </table:table-cell>
        </table:table-row>
        <table:table-row table:style-name="ro1">
          <table:table-cell office:value-type="float" office:value="0.758620689655172" calcext:value-type="float">
            <text:p>0.75862068965517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8]+[.B9])/2 * ([.A8]-[.A9])" office:value-type="float" office:value="0.0344827586206896" calcext:value-type="float">
            <text:p>0.03448275862069</text:p>
          </table:table-cell>
        </table:table-row>
        <table:table-row table:style-name="ro1">
          <table:table-cell office:value-type="float" office:value="0.724137931034483" calcext:value-type="float">
            <text:p>0.72413793103448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9]+[.B10])/2 * ([.A9]-[.A10])" office:value-type="float" office:value="0.0344827586206897" calcext:value-type="float">
            <text:p>0.03448275862069</text:p>
          </table:table-cell>
        </table:table-row>
        <table:table-row table:style-name="ro1">
          <table:table-cell office:value-type="float" office:value="0.689655172413793" calcext:value-type="float">
            <text:p>0.68965517241379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0]+[.B11])/2 * ([.A10]-[.A11])" office:value-type="float" office:value="0.0344827586206896" calcext:value-type="float">
            <text:p>0.03448275862069</text:p>
          </table:table-cell>
        </table:table-row>
        <table:table-row table:style-name="ro1"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1]+[.B12])/2 * ([.A11]-[.A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5172413793103" calcext:value-type="float">
            <text:p>0.655172413793103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2]+[.B13])/2 * ([.A12]-[.A13])" office:value-type="float" office:value="0.0328407224958949" calcext:value-type="float">
            <text:p>0.032840722495895</text:p>
          </table:table-cell>
        </table:table-row>
        <table:table-row table:style-name="ro1">
          <table:table-cell office:value-type="float" office:value="0.620689655172414" calcext:value-type="float">
            <text:p>0.620689655172414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3]+[.B14])/2 * ([.A13]-[.A14])" office:value-type="float" office:value="0.032840722495895" calcext:value-type="float">
            <text:p>0.032840722495895</text:p>
          </table:table-cell>
        </table:table-row>
        <table:table-row table:style-name="ro1">
          <table:table-cell office:value-type="float" office:value="0.586206896551724" calcext:value-type="float">
            <text:p>0.586206896551724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4]+[.B15])/2 * ([.A14]-[.A15])" office:value-type="float" office:value="0.0328407224958949" calcext:value-type="float">
            <text:p>0.032840722495895</text:p>
          </table:table-cell>
        </table:table-row>
        <table:table-row table:style-name="ro1">
          <table:table-cell office:value-type="float" office:value="0.551724137931034" calcext:value-type="float">
            <text:p>0.551724137931034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5]+[.B16])/2 * ([.A15]-[.A16])" office:value-type="float" office:value="0.0328407224958949" calcext:value-type="float">
            <text:p>0.032840722495895</text:p>
          </table:table-cell>
        </table:table-row>
        <table:table-row table:style-name="ro1">
          <table:table-cell office:value-type="float" office:value="0.517241379310345" calcext:value-type="float">
            <text:p>0.517241379310345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6]+[.B17])/2 * ([.A16]-[.A17])" office:value-type="float" office:value="0.0328407224958949" calcext:value-type="float">
            <text:p>0.032840722495895</text:p>
          </table:table-cell>
        </table:table-row>
        <table:table-row table:style-name="ro1">
          <table:table-cell office:value-type="float" office:value="0.482758620689655" calcext:value-type="float">
            <text:p>0.482758620689655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7]+[.B18])/2 * ([.A17]-[.A18])" office:value-type="float" office:value="0.032840722495895" calcext:value-type="float">
            <text:p>0.032840722495895</text:p>
          </table:table-cell>
        </table:table-row>
        <table:table-row table:style-name="ro1"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18]+[.B19])/2 * ([.A18]-[.A19])" office:value-type="float" office:value="0.0320197044334974" calcext:value-type="float">
            <text:p>0.032019704433497</text:p>
          </table:table-cell>
        </table:table-row>
        <table:table-row table:style-name="ro1">
          <table:table-cell office:value-type="float" office:value="0.413793103448276" calcext:value-type="float">
            <text:p>0.413793103448276</text:p>
          </table:table-cell>
          <table:table-cell office:value-type="float" office:value="0.904761904761905" calcext:value-type="float">
            <text:p>0.904761904761905</text:p>
          </table:table-cell>
          <table:table-cell/>
          <table:table-cell table:formula="of:=([.B19]+[.B20])/2 * ([.A19]-[.A20])" office:value-type="float" office:value="0.0311986863711003" calcext:value-type="float">
            <text:p>0.0311986863711</text:p>
          </table:table-cell>
        </table:table-row>
        <table:table-row table:style-name="ro1">
          <table:table-cell office:value-type="float" office:value="0.379310344827586" calcext:value-type="float">
            <text:p>0.379310344827586</text:p>
          </table:table-cell>
          <table:table-cell office:value-type="float" office:value="0.904761904761905" calcext:value-type="float">
            <text:p>0.904761904761905</text:p>
          </table:table-cell>
          <table:table-cell/>
          <table:table-cell table:formula="of:=([.B20]+[.B21])/2 * ([.A20]-[.A21])" office:value-type="float" office:value="0.0311986863711001" calcext:value-type="float">
            <text:p>0.0311986863711</text:p>
          </table:table-cell>
        </table:table-row>
        <table:table-row table:style-name="ro1">
          <table:table-cell office:value-type="float" office:value="0.344827586206897" calcext:value-type="float">
            <text:p>0.344827586206897</text:p>
          </table:table-cell>
          <table:table-cell office:value-type="float" office:value="0.904761904761905" calcext:value-type="float">
            <text:p>0.904761904761905</text:p>
          </table:table-cell>
          <table:table-cell/>
          <table:table-cell table:formula="of:=([.B21]+[.B22])/2 * ([.A21]-[.A22])" office:value-type="float" office:value="0.0311986863711002" calcext:value-type="float">
            <text:p>0.0311986863711</text:p>
          </table:table-cell>
        </table:table-row>
        <table:table-row table:style-name="ro1">
          <table:table-cell office:value-type="float" office:value="0.310344827586207" calcext:value-type="float">
            <text:p>0.310344827586207</text:p>
          </table:table-cell>
          <table:table-cell office:value-type="float" office:value="0.904761904761905" calcext:value-type="float">
            <text:p>0.904761904761905</text:p>
          </table:table-cell>
          <table:table-cell/>
          <table:table-cell table:formula="of:=([.B22]+[.B23])/2 * ([.A22]-[.A23])" office:value-type="float" office:value="0.0311986863711002" calcext:value-type="float">
            <text:p>0.0311986863711</text:p>
          </table:table-cell>
        </table:table-row>
        <table:table-row table:style-name="ro1"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  <table:table-cell/>
          <table:table-cell table:formula="of:=([.B23]+[.B24])/2 * ([.A23]-[.A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862068965517" calcext:value-type="float">
            <text:p>0.275862068965517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B24]+[.B25])/2 * ([.A24]-[.A25])" office:value-type="float" office:value="0.0295566502463054" calcext:value-type="float">
            <text:p>0.029556650246305</text:p>
          </table:table-cell>
        </table:table-row>
        <table:table-row table:style-name="ro1"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B25]+[.B26])/2 * ([.A25]-[.A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379310344828" calcext:value-type="float">
            <text:p>0.241379310344828</text:p>
          </table:table-cell>
          <table:table-cell office:value-type="float" office:value="0.80952380952381" calcext:value-type="float">
            <text:p>0.80952380952381</text:p>
          </table:table-cell>
          <table:table-cell/>
          <table:table-cell table:formula="of:=([.B26]+[.B27])/2 * ([.A26]-[.A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379310344828" calcext:value-type="float">
            <text:p>0.241379310344828</text:p>
          </table:table-cell>
          <table:table-cell office:value-type="float" office:value="0.761904761904762" calcext:value-type="float">
            <text:p>0.761904761904762</text:p>
          </table:table-cell>
          <table:table-cell/>
          <table:table-cell table:formula="of:=([.B27]+[.B28])/2 * ([.A27]-[.A28])" office:value-type="float" office:value="0.0262725779967159" calcext:value-type="float">
            <text:p>0.026272577996716</text:p>
          </table:table-cell>
        </table:table-row>
        <table:table-row table:style-name="ro1">
          <table:table-cell office:value-type="float" office:value="0.206896551724138" calcext:value-type="float">
            <text:p>0.206896551724138</text:p>
          </table:table-cell>
          <table:table-cell office:value-type="float" office:value="0.761904761904762" calcext:value-type="float">
            <text:p>0.761904761904762</text:p>
          </table:table-cell>
          <table:table-cell/>
          <table:table-cell table:formula="of:=([.B28]+[.B29])/2 * ([.A28]-[.A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896551724138" calcext:value-type="float">
            <text:p>0.206896551724138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B29]+[.B30])/2 * ([.A29]-[.A30])" office:value-type="float" office:value="0.0246305418719212" calcext:value-type="float">
            <text:p>0.024630541871921</text:p>
          </table:table-cell>
        </table:table-row>
        <table:table-row table:style-name="ro1">
          <table:table-cell office:value-type="float" office:value="0.172413793103448" calcext:value-type="float">
            <text:p>0.172413793103448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B30]+[.B31])/2 * ([.A30]-[.A31])" office:value-type="float" office:value="0.0246305418719212" calcext:value-type="float">
            <text:p>0.024630541871921</text:p>
          </table:table-cell>
        </table:table-row>
        <table:table-row table:style-name="ro1"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B31]+[.B32])/2 * ([.A31]-[.A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31034482759" calcext:value-type="float">
            <text:p>0.137931034482759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formula="of:=([.B32]+[.B33])/2 * ([.A32]-[.A33])" office:value-type="float" office:value="0.0229885057471264" calcext:value-type="float">
            <text:p>0.022988505747127</text:p>
          </table:table-cell>
        </table:table-row>
        <table:table-row table:style-name="ro1"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formula="of:=([.B33]+[.B34])/2 * ([.A33]-[.A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448275862069" calcext:value-type="float">
            <text:p>0.103448275862069</text:p>
          </table:table-cell>
          <table:table-cell office:value-type="float" office:value="0.619047619047619" calcext:value-type="float">
            <text:p>0.619047619047619</text:p>
          </table:table-cell>
          <table:table-cell/>
          <table:table-cell table:formula="of:=([.B34]+[.B35])/2 * ([.A34]-[.A35])" office:value-type="float" office:value="0.0213464696223317" calcext:value-type="float">
            <text:p>0.021346469622332</text:p>
          </table:table-cell>
        </table:table-row>
        <table:table-row table:style-name="ro1">
          <table:table-cell office:value-type="float" office:value="0.0689655172413793" calcext:value-type="float">
            <text:p>0.068965517241379</text:p>
          </table:table-cell>
          <table:table-cell office:value-type="float" office:value="0.619047619047619" calcext:value-type="float">
            <text:p>0.619047619047619</text:p>
          </table:table-cell>
          <table:table-cell/>
          <table:table-cell table:formula="of:=([.B35]+[.B36])/2 * ([.A35]-[.A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655172413793" calcext:value-type="float">
            <text:p>0.068965517241379</text:p>
          </table:table-cell>
          <table:table-cell office:value-type="float" office:value="0.571428571428571" calcext:value-type="float">
            <text:p>0.571428571428571</text:p>
          </table:table-cell>
          <table:table-cell/>
          <table:table-cell table:formula="of:=([.B36]+[.B37])/2 * ([.A36]-[.A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655172413793" calcext:value-type="float">
            <text:p>0.068965517241379</text:p>
          </table:table-cell>
          <table:table-cell office:value-type="float" office:value="0.523809523809524" calcext:value-type="float">
            <text:p>0.523809523809524</text:p>
          </table:table-cell>
          <table:table-cell/>
          <table:table-cell table:formula="of:=([.B37]+[.B38])/2 * ([.A37]-[.A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655172413793" calcext:value-type="float">
            <text:p>0.068965517241379</text:p>
          </table:table-cell>
          <table:table-cell office:value-type="float" office:value="0.476190476190476" calcext:value-type="float">
            <text:p>0.476190476190476</text:p>
          </table:table-cell>
          <table:table-cell/>
          <table:table-cell table:formula="of:=([.B38]+[.B39])/2 * ([.A38]-[.A39])" office:value-type="float" office:value="0.0164203612479475" calcext:value-type="float">
            <text:p>0.016420361247948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  <table:table-cell/>
          <table:table-cell table:formula="of:=([.B39]+[.B40])/2 * ([.A39]-[.A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B40]+[.B41])/2 * ([.A40]-[.A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380952380952381" calcext:value-type="float">
            <text:p>0.380952380952381</text:p>
          </table:table-cell>
          <table:table-cell/>
          <table:table-cell table:formula="of:=([.B41]+[.B42])/2 * ([.A41]-[.A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formula="of:=([.B42]+[.B43])/2 * ([.A42]-[.A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B43]+[.B44])/2 * ([.A43]-[.A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238095238095238" calcext:value-type="float">
            <text:p>0.238095238095238</text:p>
          </table:table-cell>
          <table:table-cell/>
          <table:table-cell table:formula="of:=([.B44]+[.B45])/2 * ([.A44]-[.A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190476190476191" calcext:value-type="float">
            <text:p>0.190476190476191</text:p>
          </table:table-cell>
          <table:table-cell/>
          <table:table-cell table:formula="of:=([.B45]+[.B46])/2 * ([.A45]-[.A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142857142857143" calcext:value-type="float">
            <text:p>0.142857142857143</text:p>
          </table:table-cell>
          <table:table-cell/>
          <table:table-cell table:formula="of:=([.B46]+[.B47])/2 * ([.A46]-[.A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0952380952380952" calcext:value-type="float">
            <text:p>0.095238095238095</text:p>
          </table:table-cell>
          <table:table-cell/>
          <table:table-cell table:formula="of:=([.B47]+[.B48])/2 * ([.A47]-[.A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0476190476190476" calcext:value-type="float">
            <text:p>0.047619047619048</text:p>
          </table:table-cell>
          <table:table-cell/>
          <table:table-cell table:formula="of:=([.B48]+[.B49])/2 * ([.A48]-[.A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9]+[.B50])/2 * ([.A49]-[.A5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AUC Exact:</text:p>
          </table:table-cell>
          <table:table-cell table:style-name="ce1" table:formula="of:=SUM([.D2:.D49])" office:value-type="float" office:value="0.864532019704433" calcext:value-type="float">
            <text:p>0.8645320197044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B52]+[.B53])/2 * ([.A52]-[.A53])" office:value-type="float" office:value="0.344827586206897" calcext:value-type="float">
            <text:p>0.344827586206897</text:p>
          </table:table-cell>
        </table:table-row>
        <table:table-row table:style-name="ro1">
          <table:table-cell office:value-type="float" office:value="0.655172413793103" calcext:value-type="float">
            <text:p>0.65517241379310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3]+[.B54])/2 * ([.A53]-[.A54])" office:value-type="float" office:value="0.201970443349754" calcext:value-type="float">
            <text:p>0.201970443349754</text:p>
          </table:table-cell>
        </table:table-row>
        <table:table-row table:style-name="ro1">
          <table:table-cell office:value-type="float" office:value="0.448275862068966" calcext:value-type="float">
            <text:p>0.448275862068966</text:p>
          </table:table-cell>
          <table:table-cell office:value-type="float" office:value="0.952380952380952" calcext:value-type="float">
            <text:p>0.952380952380952</text:p>
          </table:table-cell>
          <table:table-cell/>
          <table:table-cell table:formula="of:=([.B54]+[.B55])/2 * ([.A54]-[.A55])" office:value-type="float" office:value="0.160098522167488" calcext:value-type="float">
            <text:p>0.160098522167488</text:p>
          </table:table-cell>
        </table:table-row>
        <table:table-row table:style-name="ro1">
          <table:table-cell office:value-type="float" office:value="0.275862068965517" calcext:value-type="float">
            <text:p>0.275862068965517</text:p>
          </table:table-cell>
          <table:table-cell office:value-type="float" office:value="0.904761904761905" calcext:value-type="float">
            <text:p>0.904761904761905</text:p>
          </table:table-cell>
          <table:table-cell/>
          <table:table-cell table:formula="of:=([.B55]+[.B56])/2 * ([.A55]-[.A56])" office:value-type="float" office:value="0.0303776683087028" calcext:value-type="float">
            <text:p>0.030377668308703</text:p>
          </table:table-cell>
        </table:table-row>
        <table:table-row table:style-name="ro1">
          <table:table-cell office:value-type="float" office:value="0.241379310344828" calcext:value-type="float">
            <text:p>0.241379310344828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B56]+[.B57])/2 * ([.A56]-[.A57])" office:value-type="float" office:value="0.0812807881773399" calcext:value-type="float">
            <text:p>0.08128078817734</text:p>
          </table:table-cell>
        </table:table-row>
        <table:table-row table:style-name="ro1">
          <table:table-cell office:value-type="float" office:value="0.137931034482759" calcext:value-type="float">
            <text:p>0.137931034482759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B57]+[.B58])/2 * ([.A57]-[.A58])" office:value-type="float" office:value="0.0238095238095238" calcext:value-type="float">
            <text:p>0.023809523809524</text:p>
          </table:table-cell>
        </table:table-row>
        <table:table-row table:style-name="ro1">
          <table:table-cell office:value-type="float" office:value="0.103448275862069" calcext:value-type="float">
            <text:p>0.103448275862069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formula="of:=([.B58]+[.B59])/2 * ([.A58]-[.A59])" office:value-type="float" office:value="0.0221674876847291" calcext:value-type="float">
            <text:p>0.022167487684729</text:p>
          </table:table-cell>
        </table:table-row>
        <table:table-row table:style-name="ro1">
          <table:table-cell office:value-type="float" office:value="0.0689655172413793" calcext:value-type="float">
            <text:p>0.068965517241379</text:p>
          </table:table-cell>
          <table:table-cell office:value-type="float" office:value="0.619047619047619" calcext:value-type="float">
            <text:p>0.619047619047619</text:p>
          </table:table-cell>
          <table:table-cell/>
          <table:table-cell table:formula="of:=([.B59]+[.B60])/2 * ([.A59]-[.A60])" office:value-type="float" office:value="0.0188834154351396" calcext:value-type="float">
            <text:p>0.01888341543514</text:p>
          </table:table-cell>
        </table:table-row>
        <table:table-row table:style-name="ro1">
          <table:table-cell office:value-type="float" office:value="0.0344827586206897" calcext:value-type="float">
            <text:p>0.03448275862069</text:p>
          </table:table-cell>
          <table:table-cell office:value-type="float" office:value="0.476190476190476" calcext:value-type="float">
            <text:p>0.476190476190476</text:p>
          </table:table-cell>
          <table:table-cell/>
          <table:table-cell table:formula="of:=([.B60]+[.B61])/2 * ([.A60]-[.A61])" office:value-type="float" office:value="0.00821018062397373" calcext:value-type="float">
            <text:p>0.0082101806239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AUC Interp:</text:p>
          </table:table-cell>
          <table:table-cell table:style-name="ce1" table:formula="of:=SUM([.D52:.D60])" office:value-type="float" office:value="0.891625615763547" calcext:value-type="float">
            <text:p>0.8916256157635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B63]+[.B64])/2 * ([.A63]-[.A64])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AUC Random:</text:p>
          </table:table-cell>
          <table:table-cell table:style-name="ce1" table:formula="of:=SUM([.D63])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3:19:05.497000000</meta:creation-date>
    <dc:date>2017-12-05T15:04:21.062000000</dc:date>
    <meta:editing-duration>PT19M46S</meta:editing-duration>
    <meta:editing-cycles>3</meta:editing-cycles>
    <meta:generator>LibreOffice/5.2.3.3$Windows_x86 LibreOffice_project/d54a8868f08a7b39642414cf2c8ef2f228f780cf</meta:generator>
    <meta:document-statistic meta:table-count="2" meta:cell-count="3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Dashed_20__28_var_29_" svg:stroke-width="0.051cm" svg:stroke-color="#dddddd" draw:fill-color="#dddddd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12.701cm" xlink:href=".." xlink:type="simple" chart:class="chart:scatter" chart:style-name="ch1">
        <chart:plot-area chart:style-name="ch2" table:cell-range-address="Sheet3.A2:Sheet3.B50 Sheet3.B63:Sheet3.B64 Sheet3.B52:Sheet3.B61" svg:x="1.248cm" svg:y="0.254cm" svg:width="11.199cm" svg:height="11.229cm">
          <chartooo:coordinate-region svg:x="1.993cm" svg:y="0.449cm" svg:width="10.355cm" svg:height="10.395cm"/>
          <chart:axis chart:dimension="x" chart:name="primary-x" chart:style-name="ch3">
            <chart:title svg:x="4.955cm" svg:y="11.738cm" chart:style-name="ch4">
              <text:p>False Positive Rate (FPR)</text:p>
            </chart:title>
          </chart:axis>
          <chart:axis chart:dimension="y" chart:name="primary-y" chart:style-name="ch3">
            <chart:title svg:x="0.451cm" svg:y="7.716cm" chart:style-name="ch5">
              <text:p>True Positive Rate (TPR)</text:p>
            </chart:title>
          </chart:axis>
          <chart:series chart:style-name="ch6" chart:values-cell-range-address="Sheet3.B2:Sheet3.B50" chart:class="chart:scatter">
            <chart:domain table:cell-range-address="Sheet3.A2:Sheet3.A50"/>
            <chart:data-point chart:repeated="49"/>
          </chart:series>
          <chart:series chart:style-name="ch7" chart:values-cell-range-address="Sheet3.B63:Sheet3.B64" chart:class="chart:scatter">
            <chart:domain table:cell-range-address="Sheet3.A63:Sheet3.A64"/>
            <chart:data-point chart:repeated="2"/>
          </chart:series>
          <chart:series chart:style-name="ch8" chart:values-cell-range-address="Sheet3.B52:Sheet3.B61" chart:class="chart:scatter">
            <chart:domain table:cell-range-address="Sheet3.A52:Sheet3.A6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50</svg:desc>
                </draw:g>
              </table:table-cell>
              <table:table-cell office:value-type="float" office:value="1">
                <text:p>1</text:p>
                <draw:g>
                  <svg:desc>Sheet3.B2:Sheet3.B50</svg:desc>
                </draw:g>
              </table:table-cell>
              <table:table-cell office:value-type="float" office:value="1">
                <text:p>1</text:p>
                <draw:g>
                  <svg:desc>Sheet3.A63:Sheet3.A64</svg:desc>
                </draw:g>
              </table:table-cell>
              <table:table-cell office:value-type="float" office:value="1">
                <text:p>1</text:p>
                <draw:g>
                  <svg:desc>Sheet3.B63:Sheet3.B64</svg:desc>
                </draw:g>
              </table:table-cell>
              <table:table-cell office:value-type="float" office:value="1">
                <text:p>1</text:p>
                <draw:g>
                  <svg:desc>Sheet3.A52:Sheet3.A61</svg:desc>
                </draw:g>
              </table:table-cell>
              <table:table-cell office:value-type="float" office:value="1">
                <text:p>1</text:p>
                <draw:g>
                  <svg:desc>Sheet3.B52:Sheet3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51724137931">
                <text:p>0.96551724137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